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sionTrackerDAOImpl.setVersion( lo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TrackerDAOImpl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TrackerDAO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TrackerDAOImpl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